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 style:list-style-name="WWNum2">
      <style:paragraph-properties fo:margin-left="1.27cm" fo:margin-right="0cm" fo:margin-top="0cm" fo:margin-bottom="0.353cm" style:contextual-spacing="false" fo:line-height="115%" fo:text-indent="-0.635cm" style:auto-text-indent="false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cs" fo:country="CZ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1df8d4" officeooo:paragraph-rsid="001df8d4"/>
    </style:style>
    <style:style style:name="T1" style:family="text">
      <style:text-properties style:font-name="Calibri" fo:font-size="11pt" style:font-size-asian="11pt"/>
    </style:style>
    <style:style style:name="T2" style:family="text">
      <style:text-properties style:font-name="Calibri" fo:font-size="11pt" fo:language="cs" fo:country="CZ" style:font-size-asian="11pt"/>
    </style:style>
    <style:style style:name="T3" style:family="text">
      <style:text-properties style:font-name="Calibri" fo:font-size="11pt" fo:language="en" fo:country="US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Lekce 1</text:span><text:span text:style-name="T1"/></text:p>
      <text:list text:style-name="WWNum2">
        <text:list-item>
          <text:p text:style-name="P2" loext:marker-style-name="T1"><text:span text:style-name="T1">Představit Engeto + kontakty</text:span><text:span text:style-name="T1"/></text:p>
        </text:list-item>
        <text:list-item>
          <text:p text:style-name="P2" loext:marker-style-name="T2"><text:span text:style-name="T1">Přestavit Discord</text:span><text:span text:style-name="T2"/></text:p>
        </text:list-item>
        <text:list-item>
          <text:p text:style-name="P2" loext:marker-style-name="T2"><text:span text:style-name="T2">Představit sebe (dalš</text:span><text:span text:style-name="T3">í</text:span><text:span text:style-name="T2"> lektory)</text:span></text:p>
        </text:list-item>
        <text:list-item>
          <text:p text:style-name="P2" loext:marker-style-name="T2"><text:span text:style-name="T2">Rozpis lekc</text:span><text:span text:style-name="T3">í</text:span></text:p>
        </text:list-item>
        <text:list-item>
          <text:p text:style-name="P2" loext:marker-style-name="T2"><text:span text:style-name="T2">Průběh lekc</text:span><text:span text:style-name="T3">í</text:span></text:p>
        </text:list-item>
        <text:list-item>
          <text:p text:style-name="P2" loext:marker-style-name="T2"><text:span text:style-name="T2">Styl komunikace, materi</text:span><text:span text:style-name="T3">á</text:span><text:span text:style-name="T2">ly, z</text:span><text:span text:style-name="T3">á</text:span><text:span text:style-name="T2">znamy z lekc</text:span><text:span text:style-name="T3">í</text:span></text:p>
        </text:list-item>
        <text:list-item>
          <text:p text:style-name="P2" loext:marker-style-name="T2"><text:span text:style-name="T2">Styl učen</text:span><text:span text:style-name="T3">í</text:span></text:p>
        </text:list-item>
        <text:list-item>
          <text:p text:style-name="P2" loext:marker-style-name="T2"><text:span text:style-name="T2">Dotazn</text:span><text:span text:style-name="T3">í</text:span><text:span text:style-name="T2">k po každ</text:span><text:span text:style-name="T3">é</text:span><text:span text:style-name="T2"> lekci</text:span></text:p>
        </text:list-item>
        <text:list-item>
          <text:p text:style-name="P2" loext:marker-style-name="T2"><text:span text:style-name="T2">Pracovn</text:span><text:span text:style-name="T3">í</text:span><text:span text:style-name="T2"> prostřed</text:span><text:span text:style-name="T3">í</text:span><text:span text:style-name="T2"> Engeto + v</text:span><text:span text:style-name="T3">ý</text:span><text:span text:style-name="T2">ukov</text:span><text:span text:style-name="T3">é</text:span><text:span text:style-name="T2"> materi</text:span><text:span text:style-name="T3">á</text:span><text:span text:style-name="T2">ly</text:span></text:p>
        </text:list-item>
        <text:list-item>
          <text:p text:style-name="P2" loext:marker-style-name="T2"><text:span text:style-name="T2">Jak st</text:span><text:span text:style-name="T3">á</text:span><text:span text:style-name="T2">hnout dodatečn</text:span><text:span text:style-name="T3">é</text:span><text:span text:style-name="T2"> materi</text:span><text:span text:style-name="T3">á</text:span><text:span text:style-name="T2">ly</text:span></text:p>
        </text:list-item>
      </text:list>
      <text:p text:style-name="P3" loext:marker-style-name="T2"/>
      <text:p text:style-name="P1"><text:span text:style-name="T2">P.S. K podm</text:span><text:span text:style-name="T3">ínkám ÚP šel samostatný e-mail, podle něj stačí být přihlášen jako host, napsat jméno a příjmení s diakritikou (e-mail být nemusí), splnit 80 % docházky (tzn. 2 absence) a projít veškeré cvičení z 80 %. Projekty jako podmínka absolvování nejsou.</text:span></text:p>
      <text:p text:style-name="P4"><text:span text:style-name="T3">Video jsem skončil na 52:0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8T17:55:03.113000000</dc:date>
    <meta:editing-duration>PT33S</meta:editing-duration>
    <meta:editing-cycles>1</meta:editing-cycles>
    <meta:document-statistic meta:table-count="0" meta:image-count="0" meta:object-count="0" meta:page-count="1" meta:paragraph-count="13" meta:word-count="95" meta:character-count="564" meta:non-whitespace-character-count="492"/>
    <meta:generator>LibreOffice/7.5.5.2$Windows_X86_64 LibreOffice_project/ca8fe7424262805f223b9a2334bc7181abbcbf5e</meta:generator>
  </office:meta>
</office:document-meta>
</file>